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Arial"/>
    </style:style>
    <style:style style:name="T4" style:family="text">
      <style:text-properties fo:color="#008080"/>
    </style:style>
    <style:style style:name="T5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3f7f7f"/>
    </style:style>
    <style:style style:name="T7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fo:color="#3f55bf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0000c0"/>
    </style:style>
    <style:style style:name="T13" style:family="text">
      <style:text-properties fo:color="#557f5f"/>
    </style:style>
    <style:style style:name="T14" style:family="text">
      <style:text-properties fo:color="#00ae00"/>
    </style:style>
    <style:style style:name="T15" style:family="text">
      <style:text-properties fo:color="#00ae00" fo:font-weight="bold" style:font-weight-asian="bold" style:font-weight-complex="bold"/>
    </style:style>
    <style:style style:name="T16" style:family="text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7" style:family="text">
      <style:text-properties fo:color="#00ae00" fo:font-style="italic" style:font-style-asian="italic" style:font-style-complex="italic"/>
    </style:style>
    <style:style style:name="T18" style:family="text">
      <style:text-properties fo:color="#7f007f"/>
    </style:style>
    <style:style style:name="T19" style:family="text">
      <style:text-properties fo:color="#2a00ff" fo:font-style="italic" style:font-style-asian="italic" style:font-style-complex="italic"/>
    </style:style>
    <style:style style:name="T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rial"/>
    </style:style>
    <style:style style:name="T23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Dodajemy w template linki do sortowania:</text:p>
      <text:p text:style-name="Standard"><text:span text:style-name="T23">src/Application/ShopAdminBundle/Resources/views/Product/index.html.twig</text:span></text:p>
      <text:p text:style-name="Standard"><text:span text:style-name="T23"/></text:p>
      <text:p text:style-name="P1"><text:span text:style-name="T4"><text:tab/><text:tab/> <text:s text:c="7"/>&lt;thead&gt;</text:span></text:p>
      <text:p text:style-name="P10"><text:tab/><text:tab/> <text:s text:c="11"/>&lt;tr&gt;</text:p>
      <text:p text:style-name="P10"><text:tab/><text:tab/> <text:s text:c="15"/>&lt;th&gt;Id&lt;/th&gt;</text:p>
      <text:p text:style-name="P10"><text:tab/><text:tab/> <text:s text:c="15"/>&lt;th&gt;Category&lt;/th&gt;</text:p>
      <text:p text:style-name="P10"><text:tab/><text:tab/> <text:s text:c="15"/>&lt;th&gt;Image&lt;/th&gt;</text:p>
      <text:p text:style-name="P11"><text:s text:c="24"/>&lt;th&gt;</text:p>
      <text:p text:style-name="P11"><text:s text:c="24"/>{% if sort_col is empty or sort_col != 'title' %}</text:p>
      <text:p text:style-name="P11"><text:s text:c="28"/>&lt;i class="pull-right fa fa-sort"&gt;&lt;/i&gt;</text:p>
      <text:p text:style-name="P11"><text:s text:c="28"/>&lt;a href="{{ path('application_admin_product', { 'sort_col': 'title', 'sort_type': 'ASC' }) }}"&gt;Title&lt;/a&gt;</text:p>
      <text:p text:style-name="P11"><text:s text:c="24"/>{% else %}</text:p>
      <text:p text:style-name="P11"><text:s text:c="28"/>&lt;i class="pull-right fa {{ sort_type == 'ASC' ? 'fa-sort-asc' : 'fa-sort-desc' }}"&gt;&lt;/i&gt;</text:p>
      <text:p text:style-name="P11"><text:s text:c="28"/>&lt;a href="{{ path('application_admin_product', { 'sort_col': 'title', 'sort_type': sort_type == 'ASC' ? 'DESC' : 'ASC' }) }}"&gt;Title&lt;/a&gt;</text:p>
      <text:p text:style-name="P11"><text:s text:c="24"/>{% endif %}</text:p>
      <text:p text:style-name="P11"><text:s text:c="24"/>&lt;/th&gt;</text:p>
      <text:p text:style-name="P11"><text:s text:c="24"/>&lt;th&gt;</text:p>
      <text:p text:style-name="P11"><text:s text:c="24"/>{% if sort_col is empty or sort_col != 'code' %}</text:p>
      <text:p text:style-name="P11"><text:s text:c="28"/>&lt;i class="pull-right fa fa-sort"&gt;&lt;/i&gt;</text:p>
      <text:p text:style-name="P11"><text:s text:c="28"/>&lt;a href="{{ path('application_admin_product', { 'sort_col': 'code', 'sort_type': 'ASC' }) }}"&gt;Code&lt;/a&gt;</text:p>
      <text:p text:style-name="P11"><text:s text:c="24"/>{% else %}</text:p>
      <text:p text:style-name="P11"><text:s text:c="28"/>&lt;i class="pull-right fa {{ sort_type == 'ASC' ? 'fa-sort-asc' : 'fa-sort-desc' }}"&gt;&lt;/i&gt;</text:p>
      <text:p text:style-name="P11"><text:s text:c="28"/>&lt;a href="{{ path('application_admin_product', { 'sort_col': 'code', 'sort_type': sort_type == 'ASC' ? 'DESC' : 'ASC' }) }}"&gt;Code&lt;/a&gt;</text:p>
      <text:p text:style-name="P11"><text:s text:c="24"/>{% endif %}</text:p>
      <text:p text:style-name="P11"><text:s text:c="24"/>&lt;/th&gt;</text:p>
      <text:p text:style-name="P11"><text:s text:c="24"/>&lt;th&gt;</text:p>
      <text:p text:style-name="P11"><text:s text:c="24"/>{% if sort_col is empty or sort_col != 'price' %}</text:p>
      <text:p text:style-name="P11"><text:s text:c="28"/>&lt;i class="pull-right fa fa-sort"&gt;&lt;/i&gt;</text:p>
      <text:p text:style-name="P11"><text:s text:c="28"/>&lt;a href="{{ path('application_admin_product', { 'sort_col': 'price', 'sort_type': 'ASC' }) }}"&gt;Price&lt;/a&gt;</text:p>
      <text:p text:style-name="P11"><text:s text:c="24"/>{% else %}</text:p>
      <text:p text:style-name="P11"><text:s text:c="28"/>&lt;i class="pull-right fa {{ sort_type == 'ASC' ? 'fa-sort-asc' : 'fa-sort-desc' }}"&gt;&lt;/i&gt;</text:p>
      <text:p text:style-name="P11"><text:s text:c="28"/>&lt;a href="{{ path('application_admin_product', { 'sort_col': 'price', 'sort_type': sort_type == 'ASC' ? 'DESC' : 'ASC' } ) }}"&gt;Price&lt;/a&gt;</text:p>
      <text:p text:style-name="P11"><text:s text:c="24"/>{% endif %}</text:p>
      <text:p text:style-name="P11"><text:s text:c="24"/>&lt;/th&gt;</text:p>
      <text:p text:style-name="P10"><text:tab/><text:tab/> <text:s text:c="15"/>&lt;th&gt;Pricepromotion&lt;/th&gt;</text:p>
      <text:p text:style-name="P10"><text:tab/><text:tab/> <text:s text:c="15"/>&lt;th&gt;Amount&lt;/th&gt;</text:p>
      <text:p text:style-name="P10"><text:tab/><text:tab/> <text:s text:c="15"/>&lt;th&gt;Is active&lt;/th&gt;</text:p>
      <text:p text:style-name="P10"><text:tab/><text:tab/> <text:s text:c="15"/>&lt;th&gt;Created at&lt;/th&gt;</text:p>
      <text:p text:style-name="P10"><text:tab/><text:tab/> <text:s text:c="15"/>&lt;th&gt;Updated at&lt;/th&gt;</text:p>
      <text:p text:style-name="P10"><text:tab/><text:tab/> <text:s text:c="15"/>&lt;th&gt;Actions&lt;/th&gt;</text:p>
      <text:p text:style-name="P10"><text:tab/><text:tab/> <text:s text:c="11"/>&lt;/tr&gt;</text:p>
      <text:p text:style-name="P8"><text:span text:style-name="T9"><text:tab/><text:tab/> <text:s text:c="7"/>&lt;/thead&gt;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2. W routing-u ustawiamy:</text:p>
      <text:p text:style-name="P13">src/Application/ShopAdminBundle/Resources/config/routing/product.yml</text:p>
      <text:p text:style-name="P5"/>
      <text:p text:style-name="P1">application_admin_product:</text:p>
      <text:p text:style-name="P10"><text:s text:c="4"/>path: <text:s text:c="4"/>/index/{page}<text:span text:style-name="T14">/{sort_col}-{sort_type}</text:span></text:p>
      <text:p text:style-name="P8"><text:span text:style-name="T9"><text:s text:c="4"/>defaults: { _controller: "ApplicationShopAdminBundle:Product:index", page: 1, </text:span><text:span text:style-name="T16">sort_col: null, sort_type: null</text:span><text:span text:style-name="T9"> }</text:span></text:p>
      <text:p text:style-name="P5"/>
      <text:p text:style-name="P5"/>
      <text:p text:style-name="P13">3. W kotrolerze ustawiamy:</text:p>
      <text:p text:style-name="P13">src/Application/ShopAdminBundle/Controller/ProductController.php</text:p>
      <text:p text:style-name="P5"/>
      <text:p text:style-name="P2"><text:s text:c="4"/><text:span text:style-name="T10">/**</text:span></text:p>
      <text:p text:style-name="P16"><text:s text:c="5"/>* Lists all Product entities.</text:p>
      <text:p text:style-name="P16"><text:s text:c="5"/>*</text:p>
      <text:p text:style-name="P16"><text:s text:c="5"/>*/</text:p>
      <text:p text:style-name="P10"><text:span text:style-name="T1"><text:s text:c="4"/></text:span><text:span text:style-name="T11">public function </text:span><text:span text:style-name="T1">indexAction($page</text:span><text:span text:style-name="T14">, $sort_col, $sort_type</text:span><text:span text:style-name="T1">)</text:span></text:p>
      <text:p text:style-name="P15"><text:s text:c="4"/>{</text:p>
      <text:p text:style-name="P15"><text:s text:c="8"/>$em = $this-&gt;getDoctrine()-&gt;getManager();</text:p>
      <text:p text:style-name="P10"/>
      <text:p text:style-name="P10"><text:span text:style-name="T1"><text:s text:c="8"/>$entities = $em-&gt;getRepository(</text:span><text:span text:style-name="T12">'ApplicationShopAdminBundle:Product'</text:span><text:span text:style-name="T1">)-&gt;findAll();</text:span></text:p>
      <text:p text:style-name="P15"><text:s text:c="8"/></text:p>
      <text:p text:style-name="P15"><text:tab/><text:tab/>$total_products = count($entities);</text:p>
      <text:p text:style-name="P15"><text:tab/><text:tab/>$products_per_page = 8;</text:p>
      <text:p text:style-name="P15"><text:tab/><text:tab/></text:p>
      <text:p text:style-name="P15"><text:tab/><text:tab/>$last_page = ceil($total_products / $products_per_page);</text:p>
      <text:p text:style-name="P15"><text:tab/><text:tab/>$previous_page = $page &gt; 1 ? $page - 1 : 1;</text:p>
      <text:p text:style-name="P15"><text:s text:c="8"/>$next_page = $page &lt; $last_page ? $page + 1 : $last_page;</text:p>
      <text:p text:style-name="P15"><text:s text:c="8"/></text:p>
      <text:p text:style-name="P15"><text:s text:c="8"/></text:p>
      <text:p text:style-name="P10"><text:span text:style-name="T1"><text:tab/><text:tab/>$entities = $em-&gt;getRepository(</text:span><text:span text:style-name="T12">'ApplicationShopAdminBundle:Product'</text:span><text:span text:style-name="T1">);</text:span></text:p>
      <text:p text:style-name="P15"><text:tab/><text:tab/></text:p>
      <text:p text:style-name="P11"><text:s text:c="8"/>$session = $this-&gt;getRequest()-&gt;getSession();</text:p>
      <text:p text:style-name="P10"/>
      <text:p text:style-name="P11"><text:s text:c="4"/><text:tab/><text:span text:style-name="T21">if</text:span>($sort_col == 'reset'){</text:p>
      <text:p text:style-name="P11"><text:tab/><text:tab/> <text:s text:c="3"/>$sort_col = <text:span text:style-name="T21">null</text:span>;</text:p>
      <text:p text:style-name="P11"><text:tab/><text:tab/> <text:s text:c="3"/>$sort_type = <text:span text:style-name="T21">null</text:span>;</text:p>
      <text:p text:style-name="P11"><text:s text:c="4"/><text:tab/><text:tab/>$session-&gt;remove('sc');</text:p>
      <text:p text:style-name="P11"><text:tab/> <text:s text:c="7"/>$session-&gt;remove('st');</text:p>
      <text:p text:style-name="P11"><text:tab/><text:tab/>}</text:p>
      <text:p text:style-name="P11"/>
      <text:p text:style-name="P11"><text:tab/><text:tab/><text:span text:style-name="T21">if</text:span>($sort_col == <text:span text:style-name="T21">null </text:span>&amp;&amp; $session-&gt;get('sc')){</text:p>
      <text:p text:style-name="P11"><text:tab/><text:tab/><text:tab/>$sort_col = $session-&gt;get('sc');</text:p>
      <text:p text:style-name="P11"><text:tab/> <text:s text:c="7"/>$sort_type = $session-&gt;get('st');</text:p>
      <text:p text:style-name="P11"><text:tab/><text:tab/>}<text:span text:style-name="T21">else</text:span>{</text:p>
      <text:p text:style-name="P11"><text:tab/><text:tab/> <text:s text:c="3"/>$session-&gt;set('sc', $sort_col);</text:p>
      <text:p text:style-name="P11"><text:tab/> <text:s text:c="7"/>$session-&gt;set('st', $sort_type);</text:p>
      <text:p text:style-name="P11"><text:tab/><text:tab/>}</text:p>
      <text:p text:style-name="P15"><text:tab/><text:tab/></text:p>
      <text:p text:style-name="P10"><text:span text:style-name="T1"><text:tab/><text:tab/>$q = $entities-&gt;createQueryBuilder(</text:span><text:span text:style-name="T12">'p'</text:span><text:span text:style-name="T1">)</text:span></text:p>
      <text:p text:style-name="P15"><text:tab/> <text:s text:c="7"/>-&gt;setMaxResults($products_per_page)</text:p>
      <text:p text:style-name="P15"><text:tab/> <text:s text:c="7"/>-&gt;setFirstResult(($page - 1) * $products_per_page);</text:p>
      <text:p text:style-name="P15"><text:s text:c="8"/></text:p>
      <text:p text:style-name="P11"><text:tab/> <text:s text:c="3"/><text:span text:style-name="T21">if</text:span>($sort_col)</text:p>
      <text:p text:style-name="P11"><text:s text:c="8"/>{</text:p>
      <text:p text:style-name="P11"><text:s text:c="12"/>$q-&gt;orderBy('p.'.$sort_col, $sort_type);</text:p>
      <text:p text:style-name="P11"><text:s text:c="8"/>}</text:p>
      <text:p text:style-name="P15"><text:s text:c="8"/></text:p>
      <text:p text:style-name="P15"><text:tab/><text:tab/>$query = $q-&gt;getQuery();</text:p>
      <text:p text:style-name="P15"><text:tab/><text:tab/></text:p>
      <text:p text:style-name="P15"><text:tab/><text:tab/>$entities = $query-&gt;getResult();</text:p>
      <text:p text:style-name="P10"/>
      <text:p text:style-name="P10"><text:soft-page-break/><text:span text:style-name="T1"><text:s text:c="8"/></text:span><text:span text:style-name="T11">return </text:span><text:span text:style-name="T1">$this-&gt;render(</text:span><text:span text:style-name="T12">'ApplicationShopAdminBundle:Product:index.html.twig'</text:span><text:span text:style-name="T1">, </text:span><text:span text:style-name="T11">array</text:span><text:span text:style-name="T1">(</text:span></text:p>
      <text:p text:style-name="P10"><text:span text:style-name="T1"><text:s text:c="12"/></text:span><text:span text:style-name="T12">'entities' </text:span><text:span text:style-name="T1">=&gt; $entities,</text:span></text:p>
      <text:p text:style-name="P10"><text:span text:style-name="T1"><text:s text:c="12"/></text:span><text:span text:style-name="T12">'last_page' </text:span><text:span text:style-name="T1">=&gt; $last_page,</text:span></text:p>
      <text:p text:style-name="P10"><text:span text:style-name="T1"><text:s text:c="12"/></text:span><text:span text:style-name="T12">'previous_page' </text:span><text:span text:style-name="T1">=&gt; $previous_page,</text:span></text:p>
      <text:p text:style-name="P10"><text:span text:style-name="T1"><text:s text:c="12"/></text:span><text:span text:style-name="T12">'current_page' </text:span><text:span text:style-name="T1">=&gt; $page,</text:span></text:p>
      <text:p text:style-name="P10"><text:span text:style-name="T1"><text:s text:c="12"/></text:span><text:span text:style-name="T12">'next_page' </text:span><text:span text:style-name="T1">=&gt; $next_page,</text:span></text:p>
      <text:p text:style-name="P10"><text:span text:style-name="T1"><text:s text:c="8"/><text:tab/></text:span><text:span text:style-name="T12">'total_products' </text:span><text:span text:style-name="T1">=&gt; $total_products,</text:span></text:p>
      <text:p text:style-name="P11"><text:s text:c="8"/><text:tab/>'sort_col' =&gt; $sort_col,</text:p>
      <text:p text:style-name="P11"><text:s text:c="8"/><text:tab/>'sort_type' =&gt; $sort_type,</text:p>
      <text:p text:style-name="P15"><text:s text:c="8"/>));</text:p>
      <text:p text:style-name="P15"><text:s text:c="4"/>}</text:p>
      <text:p text:style-name="P15"/>
      <text:p text:style-name="P7">4. Do głównej templatki dodajemy jeszcze:</text:p>
      <text:p text:style-name="P15"><text:span text:style-name="T22">src/Application/ShopAdminBundle/Resources/views/layout.html.twig</text:span></text:p>
      <text:p text:style-name="P15"><text:span text:style-name="T22"/></text:p>
      <text:p text:style-name="P15"><text:tab/><text:tab/> <text:s text:c="7"/><text:span text:style-name="T4">&lt;</text:span><text:span text:style-name="T6">div</text:span> <text:span text:style-name="T18">class</text:span>=<text:span text:style-name="T19">"sidebar"</text:span><text:span text:style-name="T4">&gt;</text:span></text:p>
      <text:p text:style-name="P10"><text:span text:style-name="T1"><text:tab/><text:tab/> <text:s text:c="11"/></text:span><text:span text:style-name="T4">&lt;</text:span><text:span text:style-name="T6">div</text:span> <text:span text:style-name="T18">class</text:span><text:span text:style-name="T1">=</text:span><text:span text:style-name="T19">"collapse navbar-collapse navbar-ex1-collapse"</text:span><text:span text:style-name="T4">&gt;</text:span></text:p>
      <text:p text:style-name="P10"><text:span text:style-name="T1"><text:tab/><text:tab/> <text:s text:c="15"/></text:span><text:span text:style-name="T4">&lt;</text:span><text:span text:style-name="T6">ul</text:span> <text:span text:style-name="T18">class</text:span><text:span text:style-name="T1">=</text:span><text:span text:style-name="T19">"nav sidebar-nav"</text:span><text:span text:style-name="T4">&gt;</text:span></text:p>
      <text:p text:style-name="P10"><text:span text:style-name="T4">...</text:span></text:p>
      <text:p text:style-name="P10"><text:span text:style-name="T1"><text:tab/><text:tab/> <text:s text:c="19"/></text:span><text:span text:style-name="T4">&lt;</text:span><text:span text:style-name="T6">li</text:span> <text:span text:style-name="T18">class</text:span><text:span text:style-name="T1">=</text:span><text:span text:style-name="T19">"{{ app.request.get('_route') == 'application_admin_product' ? 'active' : '' }}"</text:span><text:span text:style-name="T4">&gt;</text:span></text:p>
      <text:p text:style-name="P10"><text:span text:style-name="T1"><text:tab/><text:tab/> <text:s text:c="23"/></text:span><text:span text:style-name="T4">&lt;</text:span><text:span text:style-name="T6">a</text:span> <text:span text:style-name="T18">href</text:span><text:span text:style-name="T1">=</text:span><text:span text:style-name="T19">"{{ path('application_admin_product'</text:span><text:span text:style-name="T17">, { 'sort_col': 'reset', 'sort_type': 'reset' }</text:span><text:span text:style-name="T19">) }}"</text:span><text:span text:style-name="T4">&gt;&lt;</text:span><text:span text:style-name="T6">i</text:span> <text:span text:style-name="T18">class</text:span><text:span text:style-name="T1">=</text:span><text:span text:style-name="T19">"fa fa-fw fa-table"</text:span><text:span text:style-name="T4">&gt;&lt;/</text:span><text:span text:style-name="T6">i</text:span><text:span text:style-name="T4">&gt;</text:span><text:span text:style-name="T1"> Products</text:span><text:span text:style-name="T4">&lt;/</text:span><text:span text:style-name="T6">a</text:span><text:span text:style-name="T4">&gt;</text:span></text:p>
      <text:p text:style-name="P10"><text:span text:style-name="T1"><text:tab/><text:tab/> <text:s text:c="19"/></text:span><text:span text:style-name="T4">&lt;/</text:span><text:span text:style-name="T6">li</text:span><text:span text:style-name="T4">&gt;</text:span></text:p>
      <text:p text:style-name="P10"><text:span text:style-name="T4">...</text:span></text:p>
      <text:p text:style-name="P10"><text:span text:style-name="T1"><text:tab/><text:tab/> <text:s text:c="15"/></text:span><text:span text:style-name="T4">&lt;/</text:span><text:span text:style-name="T6">ul</text:span><text:span text:style-name="T4">&gt;</text:span></text:p>
      <text:p text:style-name="P10"><text:span text:style-name="T1"><text:tab/><text:tab/> <text:s text:c="11"/></text:span><text:span text:style-name="T4">&lt;/</text:span><text:span text:style-name="T6">div</text:span><text:span text:style-name="T4">&gt;</text:span></text:p>
      <text:p text:style-name="P10"><text:span text:style-name="T1"><text:tab/><text:tab/> <text:s text:c="7"/></text:span><text:span text:style-name="T4">&lt;/</text:span><text:span text:style-name="T6">div</text:span><text:span text:style-name="T4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7M13S</meta:editing-duration>
    <meta:editing-cycles>22</meta:editing-cycles>
    <meta:generator>OpenOffice.org/3.3$Win32 OpenOffice.org_project/330m20$Build-9567</meta:generator>
    <dc:date>2015-08-18T14:51:18.82</dc:date>
    <dc:creator>szymon idczak</dc:creator>
    <meta:document-statistic meta:table-count="0" meta:image-count="0" meta:object-count="0" meta:page-count="3" meta:paragraph-count="119" meta:word-count="412" meta:character-count="5235"/>
    <meta:user-defined meta:name="Info 1"/>
    <meta:user-defined meta:name="Info 2"/>
    <meta:user-defined meta:name="Info 3"/>
    <meta:user-defined meta:name="Info 4"/>
  </office:meta>
</office:document-meta>
</file>